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size-complex="58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 style:font-size-asian="58pt" style:font-size-complex="58pt"/>
    </style:style>
    <style:style style:name="T2" style:family="text">
      <style:text-properties fo:color="#ffffff" fo:font-family="'Times New Roman'" style:font-family-generic="roman" style:font-pitch="variable" fo:font-size="58pt" style:text-underline-style="none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, Panie nasz</text:span><text:span text:style-name="T1"><text:line-break/></text:span><text:span text:style-name="T1">dokąd pójdziemy (</text:span><text:span text:style-name="T2">O_</text:span><text:span text:style-name="T1">)</text:span><text:span text:style-name="T1"><text:line-break/></text:span><text:span text:style-name="T1"><text:line-break/></text:span><text:span text:style-name="T1">Ty masz słowa</text:span><text:span text:style-name="T1"><text:line-break/></text:span><text:span text:style-name="T1">życia wiecznego (O_)</text:span><text:span text:style-name="T1"><text:line-break/></text:span><text:span text:style-name="T1"><text:line-break/></text:span><text:span text:style-name="T1">Tyś jest Chrystus /x2</text:span><text:span text:style-name="T1"><text:line-break/></text:span><text:span text:style-name="T1">Syn Boga wiecznie żyw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3:52:41</meta:creation-date>
    <dc:date>2011-06-21T20:53:41.90</dc:date>
    <dc:language>pl-PL</dc:language>
    <meta:editing-cycles>10</meta:editing-cycles>
    <meta:editing-duration>PT00H48M4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